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Header">
      <style:text-properties officeooo:rsid="001d9d15" officeooo:paragraph-rsid="001d9d15"/>
    </style:style>
    <style:style style:name="P3" style:family="paragraph" style:parent-style-name="Text_20_body">
      <style:text-properties officeooo:rsid="001f0184" officeooo:paragraph-rsid="001f0184"/>
    </style:style>
    <style:style style:name="P4" style:family="paragraph" style:parent-style-name="Text_20_body">
      <style:text-properties officeooo:rsid="0021d72b" officeooo:paragraph-rsid="0021d72b"/>
    </style:style>
    <style:style style:name="P5" style:family="paragraph" style:parent-style-name="Heading_20_3">
      <style:text-properties officeooo:rsid="001aab45" officeooo:paragraph-rsid="001aab45"/>
    </style:style>
    <style:style style:name="P6" style:family="paragraph" style:parent-style-name="Text_20_body" style:list-style-name="L1">
      <style:text-properties officeooo:rsid="0021d72b" officeooo:paragraph-rsid="0021d72b"/>
    </style:style>
    <style:style style:name="P7" style:family="paragraph" style:parent-style-name="Text_20_body" style:list-style-name="L1">
      <style:text-properties officeooo:rsid="0021d72b" officeooo:paragraph-rsid="002d812b"/>
    </style:style>
    <style:style style:name="P8" style:family="paragraph" style:parent-style-name="Text_20_body">
      <style:text-properties officeooo:rsid="0021d72b" officeooo:paragraph-rsid="0021d72b"/>
    </style:style>
    <style:style style:name="P9" style:family="paragraph" style:parent-style-name="Text_20_body" style:list-style-name="L2">
      <style:text-properties officeooo:rsid="001f0184" officeooo:paragraph-rsid="001f0184"/>
    </style:style>
    <style:style style:name="P10" style:family="paragraph" style:parent-style-name="Text_20_body">
      <style:text-properties officeooo:rsid="001f0184" officeooo:paragraph-rsid="001f0184"/>
    </style:style>
    <style:style style:name="P11" style:family="paragraph" style:parent-style-name="Text_20_body">
      <style:text-properties officeooo:rsid="0023586b" officeooo:paragraph-rsid="0023586b"/>
    </style:style>
    <style:style style:name="P12" style:family="paragraph" style:parent-style-name="Text_20_body" style:list-style-name="L3">
      <style:text-properties officeooo:rsid="0023586b" officeooo:paragraph-rsid="0023586b"/>
    </style:style>
    <style:style style:name="P13" style:family="paragraph" style:parent-style-name="Text_20_body">
      <style:text-properties officeooo:rsid="00237562" officeooo:paragraph-rsid="00237562"/>
    </style:style>
    <style:style style:name="P14" style:family="paragraph" style:parent-style-name="Text_20_body" style:list-style-name="L5">
      <style:text-properties officeooo:rsid="0023fdf6" officeooo:paragraph-rsid="0023fdf6"/>
    </style:style>
    <style:style style:name="P15" style:family="paragraph" style:parent-style-name="Text_20_body">
      <style:text-properties officeooo:rsid="0025f7fc" officeooo:paragraph-rsid="0025f7fc"/>
    </style:style>
    <style:style style:name="P16" style:family="paragraph" style:parent-style-name="Text_20_body" style:list-style-name="L6">
      <style:text-properties officeooo:rsid="0025f7fc" officeooo:paragraph-rsid="0025f7fc"/>
    </style:style>
    <style:style style:name="P17" style:family="paragraph" style:parent-style-name="Text_20_body" style:list-style-name="L6">
      <style:text-properties officeooo:rsid="0026ca36" officeooo:paragraph-rsid="0026ca36"/>
    </style:style>
    <style:style style:name="P18" style:family="paragraph" style:parent-style-name="Text_20_body">
      <style:text-properties officeooo:rsid="0026ca36" officeooo:paragraph-rsid="0026ca36"/>
    </style:style>
    <style:style style:name="P19" style:family="paragraph" style:parent-style-name="Text_20_body">
      <style:text-properties officeooo:rsid="00283cbe" officeooo:paragraph-rsid="00283cbe"/>
    </style:style>
    <style:style style:name="P20" style:family="paragraph" style:parent-style-name="Text_20_body" style:list-style-name="L7">
      <style:text-properties officeooo:rsid="00296d72" officeooo:paragraph-rsid="00296d72"/>
    </style:style>
    <style:style style:name="P21" style:family="paragraph" style:parent-style-name="Text_20_body">
      <style:text-properties officeooo:rsid="00296d72" officeooo:paragraph-rsid="00296d72"/>
    </style:style>
    <style:style style:name="P22" style:family="paragraph" style:parent-style-name="Text_20_body">
      <style:text-properties officeooo:rsid="002a30e8" officeooo:paragraph-rsid="002a30e8"/>
    </style:style>
    <style:style style:name="P23" style:family="paragraph" style:parent-style-name="Text_20_body" style:list-style-name="L8">
      <style:text-properties officeooo:rsid="002a30e8" officeooo:paragraph-rsid="002a30e8"/>
    </style:style>
    <style:style style:name="P24" style:family="paragraph" style:parent-style-name="Text_20_body" style:list-style-name="L1">
      <style:text-properties officeooo:rsid="002bcc75" officeooo:paragraph-rsid="002bcc75"/>
    </style:style>
    <style:style style:name="P25" style:family="paragraph" style:parent-style-name="Text_20_body" style:list-style-name="L1">
      <style:text-properties officeooo:rsid="002cb229" officeooo:paragraph-rsid="002cb229"/>
    </style:style>
    <style:style style:name="P26" style:family="paragraph" style:parent-style-name="Text_20_body" style:list-style-name="L1">
      <style:text-properties officeooo:rsid="002d812b" officeooo:paragraph-rsid="002d812b"/>
    </style:style>
    <style:style style:name="P27" style:family="paragraph" style:parent-style-name="Text_20_body">
      <style:text-properties officeooo:rsid="002f1975" officeooo:paragraph-rsid="002f1975"/>
    </style:style>
    <style:style style:name="P28" style:family="paragraph" style:parent-style-name="Text_20_body" style:list-style-name="L9">
      <style:text-properties officeooo:rsid="002f1975" officeooo:paragraph-rsid="002f1975"/>
    </style:style>
    <style:style style:name="P29" style:family="paragraph" style:parent-style-name="Text_20_body" style:list-style-name="L10">
      <style:text-properties officeooo:rsid="002fecdc" officeooo:paragraph-rsid="002fecdc"/>
    </style:style>
    <style:style style:name="P30" style:family="paragraph" style:parent-style-name="Text_20_body">
      <style:text-properties officeooo:rsid="00316a3b" officeooo:paragraph-rsid="00316a3b"/>
    </style:style>
    <style:style style:name="P31" style:family="paragraph" style:parent-style-name="Text_20_body" style:list-style-name="L11">
      <style:text-properties officeooo:rsid="00316a3b" officeooo:paragraph-rsid="00316a3b"/>
    </style:style>
    <style:style style:name="P32" style:family="paragraph" style:parent-style-name="Text_20_body" style:list-style-name="L11">
      <style:text-properties officeooo:rsid="00344eca" officeooo:paragraph-rsid="00344eca"/>
    </style:style>
    <style:style style:name="P33" style:family="paragraph" style:parent-style-name="Text_20_body">
      <style:text-properties officeooo:rsid="00344eca" officeooo:paragraph-rsid="00344eca"/>
    </style:style>
    <style:style style:name="P34" style:family="paragraph" style:parent-style-name="Text_20_body" style:list-style-name="L11">
      <style:text-properties officeooo:rsid="00388f74" officeooo:paragraph-rsid="00388f74"/>
    </style:style>
    <style:style style:name="P35" style:family="paragraph" style:parent-style-name="Text_20_body">
      <style:text-properties officeooo:rsid="003a05ed" officeooo:paragraph-rsid="003a05ed"/>
    </style:style>
    <style:style style:name="P36" style:family="paragraph" style:parent-style-name="Text_20_body" style:list-style-name="L12">
      <style:text-properties officeooo:rsid="003a05ed" officeooo:paragraph-rsid="003a05ed"/>
    </style:style>
    <style:style style:name="P37" style:family="paragraph" style:parent-style-name="Text_20_body" style:list-style-name="L12">
      <style:text-properties officeooo:rsid="003afad3" officeooo:paragraph-rsid="003afad3"/>
    </style:style>
    <style:style style:name="P38" style:family="paragraph" style:parent-style-name="Text_20_body">
      <style:text-properties officeooo:rsid="003afad3" officeooo:paragraph-rsid="003afa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f15c"/>
    </style:style>
    <style:style style:name="T3" style:family="text">
      <style:text-properties officeooo:rsid="002d6c57"/>
    </style:style>
    <style:style style:name="T4" style:family="text">
      <style:text-properties officeooo:rsid="0035bd89"/>
    </style:style>
    <style:style style:name="T5" style:family="text">
      <style:text-properties officeooo:rsid="0037b56f"/>
    </style:style>
    <style:style style:name="T6" style:family="text">
      <style:text-properties officeooo:rsid="003a42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Vocab: </text:h>
      <text:p text:style-name="P4"><text:span text:style-name="T1">Name</text:span> – a string of characters to identify some entity in a program</text:p>
      <text:list xml:id="list2933025514" text:style-name="L10">
        <text:list-item>
          <text:p text:style-name="P29">this includes variables, functions, labels, keywords</text:p>
        </text:list-item>
      </text:list>
      <text:p text:style-name="P11"><text:span text:style-name="T1">variable</text:span> – an abstraction of a memory cell</text:p>
      <text:p text:style-name="P11"><text:span text:style-name="T1">abstract memory cell</text:span> – the physical cell or collection of cells associated with a variable</text:p>
      <text:list xml:id="list3633714229" text:style-name="L3">
        <text:list-item>
          <text:p text:style-name="P12">Cells aren’t necessarily contiguous in physical memory, but can be in virtual memory</text:p>
        </text:list-item>
      </text:list>
      <text:p text:style-name="P13"><text:span text:style-name="T1">allocation</text:span> – getting a cell from some pool of available cells</text:p>
      <text:p text:style-name="P13"><text:span text:style-name="T1">deallocation</text:span> – putting a cell back into the pool of available cells, freeing it to be allocated later. </text:p>
      <text:p text:style-name="P13"><text:span text:style-name="T1">Lifetime</text:span> – in terms of variables, it is the time during which a variable is bound to a particular memory cell. </text:p>
      <text:list xml:id="list1165024635" text:style-name="L5">
        <text:list-item>
          <text:p text:style-name="P14">In other terms, the lifetime is <text:span text:style-name="T2">directly related</text:span> to the scope that the variable is in; a global variable has a lifetime of the entire program (unless manually deallocated) </text:p>
        </text:list-item>
      </text:list>
      <text:p text:style-name="P19"><text:span text:style-name="T1">Scope</text:span> – the range of statements over which a variable is visible</text:p>
      <text:list xml:id="list265999858" text:style-name="L7">
        <text:list-item>
          <text:p text:style-name="P20">Scope rules of a language determine how references to names are associated with variables</text:p>
        </text:list-item>
      </text:list>
      <text:p text:style-name="P21"/>
      <text:h text:style-name="P5" text:outline-level="3">Notes:</text:h>
      <text:p text:style-name="P27">Intro</text:p>
      <text:list xml:id="list3759690823" text:style-name="L9">
        <text:list-item>
          <text:p text:style-name="P28">Imperative languages are abstractions of von Neumann architecture</text:p>
          <text:list>
            <text:list-item>
              <text:p text:style-name="P28">Memory</text:p>
            </text:list-item>
            <text:list-item>
              <text:p text:style-name="P28">Processor</text:p>
            </text:list-item>
          </text:list>
        </text:list-item>
      </text:list>
      <text:p text:style-name="P4">Names</text:p>
      <text:list xml:id="list1106481634" text:style-name="L1">
        <text:list-item>
          <text:p text:style-name="P24">Importance of designing how names work</text:p>
          <text:list>
            <text:list-item>
              <text:p text:style-name="P24">How long can a name be? </text:p>
            </text:list-item>
            <text:list-item>
              <text:p text:style-name="P24">Are they case-sensitive; does “NAME” mean the same thing as “name” or are they different?</text:p>
            </text:list-item>
            <text:list-item>
              <text:p text:style-name="P25">Are connector characters allowed?</text:p>
            </text:list-item>
          </text:list>
        </text:list-item>
        <text:list-item>
          <text:p text:style-name="P7">Length</text:p>
          <text:list>
            <text:list-item>
              <text:p text:style-name="P7"><text:span text:style-name="T3">Too short, and it’s difficult to have a name that can represent something. </text:span></text:p>
            </text:list-item>
            <text:list-item>
              <text:p text:style-name="P26"><text:soft-page-break/>Examples</text:p>
              <text:list>
                <text:list-item>
                  <text:p text:style-name="P26">FORTRAN 1: max 6</text:p>
                </text:list-item>
                <text:list-item>
                  <text:p text:style-name="P26">COBOL: max 30</text:p>
                </text:list-item>
                <text:list-item>
                  <text:p text:style-name="P26">FORTRAN 90 and ANSI C: max 31</text:p>
                </text:list-item>
                <text:list-item>
                  <text:p text:style-name="P26">Ada and Java: no limit, all are significant; presumably this means that names are case-sensitive?</text:p>
                </text:list-item>
              </text:list>
            </text:list-item>
          </text:list>
        </text:list-item>
        <text:list-item>
          <text:p text:style-name="P6">Connectors</text:p>
        </text:list-item>
      </text:list>
      <text:p text:style-name="P4"/>
      <text:p text:style-name="P30">Case sensitivity</text:p>
      <text:list xml:id="list2770109034" text:style-name="L11">
        <text:list-item>
          <text:p text:style-name="P31">C, C++, <text:s/>and Java names are case sensitive</text:p>
          <text:list>
            <text:list-item>
              <text:p text:style-name="P32">IndexOutOfBoundsException – <text:span text:style-name="T4">Java</text:span></text:p>
            </text:list-item>
            <text:list-item>
              <text:p text:style-name="P34">“for” in Java does not mean the same thing as “For”. </text:p>
            </text:list-item>
          </text:list>
        </text:list-item>
        <text:list-item>
          <text:p text:style-name="P32">Disadvantage: readability (names that look alike are different)</text:p>
          <text:list>
            <text:list-item>
              <text:p text:style-name="P32">NaMe vs. Name vs. name; they’re all different <text:span text:style-name="T5">names</text:span> in languages <text:span text:style-name="T4">that use case sensitivity</text:span></text:p>
            </text:list-item>
          </text:list>
        </text:list-item>
      </text:list>
      <text:p text:style-name="P33"/>
      <text:p text:style-name="P35">Name Forms</text:p>
      <text:list xml:id="list3286461866" text:style-name="L12">
        <text:list-item>
          <text:p text:style-name="P36">PHP names start with an $</text:p>
        </text:list-item>
        <text:list-item>
          <text:p text:style-name="P36">PERL names start with @ if it’s an array, $ if it’s a scalar variable, or % if a hash set </text:p>
        </text:list-item>
        <text:list-item>
          <text:p text:style-name="P36">Ruby names start with @ for instance variables <text:span text:style-name="T6">and @@ for class variables</text:span></text:p>
          <text:list>
            <text:list-item>
              <text:p text:style-name="P37">A class variable is shared across class objects, and child class objects</text:p>
            </text:list-item>
          </text:list>
        </text:list-item>
        <text:list-item>
          <text:p text:style-name="P37">Today programming coding style widely adopts “camelCase notation”</text:p>
          <text:list>
            <text:list-item>
              <text:p text:style-name="P37">All words except the first has the first letter capitalized – “thisNameIsMeaningful”</text:p>
            </text:list-item>
            <text:list-item>
              <text:p text:style-name="P37">PascalCase does this: “ThisNameIsMeaningful”</text:p>
            </text:list-item>
          </text:list>
        </text:list-item>
      </text:list>
      <text:p text:style-name="P38"/>
      <text:p text:style-name="P38"/>
      <text:p text:style-name="P3">Types are super important</text:p>
      <text:list xml:id="list1896981964" text:style-name="L2">
        <text:list-item>
          <text:p text:style-name="P9">Types tell you important things about variables</text:p>
          <text:list>
            <text:list-item>
              <text:p text:style-name="P9"><text:soft-page-break/>What it can be used for</text:p>
            </text:list-item>
            <text:list-item>
              <text:p text:style-name="P9">What it cannot be used for</text:p>
            </text:list-item>
            <text:list-item>
              <text:p text:style-name="P9">How much space to allocate for the variable</text:p>
            </text:list-item>
          </text:list>
        </text:list-item>
      </text:list>
      <text:p text:style-name="P3"/>
      <text:p text:style-name="P15">Categories of variables by lifetimes</text:p>
      <text:list xml:id="list1225998237" text:style-name="L6">
        <text:list-item>
          <text:p text:style-name="P16">Implicit heap-dynamic</text:p>
          <text:list>
            <text:list-item>
              <text:p text:style-name="P16">Allocation and deallocation caused by assignment statements</text:p>
            </text:list-item>
            <text:list-item>
              <text:p text:style-name="P16">Which languages utilize this?</text:p>
              <text:list>
                <text:list-item>
                  <text:p text:style-name="P16">All variables in APL; all strings and arrays in Perl and Javascript</text:p>
                </text:list-item>
              </text:list>
            </text:list-item>
            <text:list-item>
              <text:p text:style-name="P17">Advantages:</text:p>
              <text:list>
                <text:list-item>
                  <text:p text:style-name="P17">flexibility</text:p>
                </text:list-item>
              </text:list>
            </text:list-item>
            <text:list-item>
              <text:p text:style-name="P17">Disadvantages:</text:p>
              <text:list>
                <text:list-item>
                  <text:p text:style-name="P17">Inefficient because all attributes are dynamic</text:p>
                </text:list-item>
                <text:list-item>
                  <text:p text:style-name="P17">Loss of error detection</text:p>
                </text:list-item>
              </text:list>
            </text:list-item>
          </text:list>
        </text:list-item>
      </text:list>
      <text:p text:style-name="P18"/>
      <text:p text:style-name="P22">Variable attributes: Scope</text:p>
      <text:list xml:id="list2454690496" text:style-name="L8">
        <text:list-item>
          <text:p text:style-name="P23">Local and non-local variables</text:p>
          <text:list>
            <text:list-item>
              <text:p text:style-name="P23">A non-local variable of a program unit</text:p>
              <text:list>
                <text:list-item>
                  <text:p text:style-name="P23">visible but not declared there</text:p>
                </text:list-item>
              </text:list>
            </text:list-item>
          </text:list>
        </text:list-item>
        <text:list-item>
          <text:p text:style-name="P23">A local variable</text:p>
          <text:list>
            <text:list-item>
              <text:p text:style-name="P23">declared in the same program uni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9d15" officeooo:paragraph-rsid="001d9d1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09-28T11:02:43.104127720" text:fixed="true">09/28/21</text:date></text:p>
        <text:p text:style-name="MP2">CS 16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1:02:43.559910774</meta:creation-date>
    <dc:title>Class Notes</dc:title>
    <meta:editing-duration>P2DT1H48M54S</meta:editing-duration>
    <meta:editing-cycles>27</meta:editing-cycles>
    <meta:generator>LibreOffice/7.2.1.2$Linux_X86_64 LibreOffice_project/20$Build-2</meta:generator>
    <dc:date>2021-10-01T17:59:52.453206385</dc:date>
    <meta:document-statistic meta:table-count="0" meta:image-count="0" meta:object-count="0" meta:page-count="3" meta:paragraph-count="68" meta:word-count="522" meta:character-count="2963" meta:non-whitespace-character-count="2540"/>
    <meta:template xlink:type="simple" xlink:actuate="onRequest" xlink:title="Class Notes" xlink:href="../../../../../../Templates/Class%20Notes.ott" meta:date="2021-09-28T11:02:43.104097593"/>
  </office:meta>
</office:document-meta>
</file>